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5ca1" officeooo:paragraph-rsid="001c5ca1"/>
    </style:style>
    <style:style style:name="P2" style:family="paragraph" style:parent-style-name="Standard">
      <style:text-properties officeooo:paragraph-rsid="0024e36e"/>
    </style:style>
    <style:style style:name="P3" style:family="paragraph" style:parent-style-name="Standard">
      <style:text-properties officeooo:paragraph-rsid="002a49dd"/>
    </style:style>
    <style:style style:name="P4" style:family="paragraph" style:parent-style-name="Standard">
      <style:text-properties officeooo:rsid="0024e36e" officeooo:paragraph-rsid="0024e36e"/>
    </style:style>
    <style:style style:name="P5" style:family="paragraph" style:parent-style-name="Standard">
      <style:text-properties fo:font-style="normal" officeooo:rsid="001c5ca1" officeooo:paragraph-rsid="001c5ca1" style:font-style-asian="normal" style:font-style-complex="normal"/>
    </style:style>
    <style:style style:name="P6" style:family="paragraph" style:parent-style-name="Standard">
      <style:text-properties fo:font-style="normal" officeooo:rsid="001f1eca" officeooo:paragraph-rsid="001c5ca1" style:font-style-asian="normal" style:font-style-complex="normal"/>
    </style:style>
    <style:style style:name="P7" style:family="paragraph" style:parent-style-name="Standard">
      <style:text-properties fo:font-style="normal" officeooo:rsid="002128eb" officeooo:paragraph-rsid="001c5ca1" style:font-style-asian="normal" style:font-style-complex="normal"/>
    </style:style>
    <style:style style:name="P8" style:family="paragraph" style:parent-style-name="Standard">
      <style:text-properties fo:font-style="normal" officeooo:rsid="00216368" officeooo:paragraph-rsid="001c5ca1" style:font-style-asian="normal" style:font-style-complex="normal"/>
    </style:style>
    <style:style style:name="P9" style:family="paragraph" style:parent-style-name="Standard">
      <style:text-properties fo:font-style="normal" officeooo:rsid="00216368" officeooo:paragraph-rsid="001c5ca1" style:font-style-asian="normal" style:font-style-complex="normal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1c5ca1"/>
    </style:style>
    <style:style style:name="T2" style:family="text">
      <style:text-properties fo:font-style="italic" officeooo:rsid="00206f56" style:font-style-asian="italic" style:font-style-complex="italic"/>
    </style:style>
    <style:style style:name="T3" style:family="text">
      <style:text-properties fo:font-style="italic" officeooo:rsid="002128eb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f1eca" style:font-style-asian="normal" style:font-style-complex="normal"/>
    </style:style>
    <style:style style:name="T6" style:family="text">
      <style:text-properties fo:font-style="normal" officeooo:rsid="00206f56" style:font-style-asian="normal" style:font-style-complex="normal"/>
    </style:style>
    <style:style style:name="T7" style:family="text">
      <style:text-properties fo:font-style="normal" officeooo:rsid="002128eb" style:font-style-asian="normal" style:font-style-complex="normal"/>
    </style:style>
    <style:style style:name="T8" style:family="text">
      <style:text-properties fo:font-style="normal" officeooo:rsid="00216368" style:font-style-asian="normal" style:font-style-complex="normal"/>
    </style:style>
    <style:style style:name="T9" style:family="text">
      <style:text-properties fo:font-style="normal" fo:font-weight="normal" officeooo:rsid="00206f56" style:font-style-asian="normal" style:font-weight-asian="normal" style:font-style-complex="normal" style:font-weight-complex="normal"/>
    </style:style>
    <style:style style:name="T10" style:family="text">
      <style:text-properties officeooo:rsid="0024e36e"/>
    </style:style>
    <style:style style:name="T11" style:family="text">
      <style:text-properties officeooo:rsid="0025f5bc"/>
    </style:style>
    <style:style style:name="T12" style:family="text">
      <style:text-properties officeooo:rsid="0026f3d7"/>
    </style:style>
    <style:style style:name="T13" style:family="text">
      <style:text-properties officeooo:rsid="002702ad"/>
    </style:style>
    <style:style style:name="T14" style:family="text">
      <style:text-properties officeooo:rsid="0028a95a"/>
    </style:style>
    <style:style style:name="T15" style:family="text">
      <style:text-properties officeooo:rsid="001bfec9"/>
    </style:style>
    <style:style style:name="T16" style:family="text">
      <style:text-properties officeooo:rsid="002b5631"/>
    </style:style>
    <style:style style:name="T17" style:family="text">
      <style:text-properties officeooo:rsid="002bfa1d"/>
    </style:style>
    <style:style style:name="T18" style:family="text">
      <style:text-properties officeooo:rsid="002da0e7"/>
    </style:style>
    <style:style style:name="T19" style:family="text">
      <style:text-properties officeooo:rsid="003177ce"/>
    </style:style>
    <style:style style:name="T20" style:family="text">
      <style:text-properties officeooo:rsid="0032d112"/>
    </style:style>
    <style:style style:name="T21" style:family="text">
      <style:text-properties officeooo:rsid="003411af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→<text:span text:style-name="T16"> Zugriff auf Dateisysteme über Module, die nicht in den Kernel integriert sind.</text:span></text:p>
      <text:p text:style-name="P2"><text:tab/>→<text:span text:style-name="T16"> </text:span><text:span text:style-name="T17">Für unterschiedlich Partitionierte Dateisysteme gibt es jeweils das entsprechende</text:span></text:p>
      <text:p text:style-name="P2"><text:tab/><text:tab/><text:span text:style-name="T17">Modul um auf das entsprechende Dateisystem zugreifen zu können.</text:span></text:p>
      <text:p text:style-name="P2"><text:tab/>→<text:span text:style-name="T18"> Der Kernel hat ein Virtuelles Dateisystem, diese bildet die Zugriffe auf die Module </text:span></text:p>
      <text:p text:style-name="P2"><text:tab/><text:tab/><text:span text:style-name="T18">ab, die dann auf die HW zugreifen.</text:span></text:p>
      <text:p text:style-name="P2">--<text:span text:style-name="T10">Alles in Linux ist eine Datei--</text:span></text:p>
      <text:p text:style-name="P4">→ Auch Geräte (devices) wie Festplatten, werden als Dateien Representiert.</text:p>
      <text:p text:style-name="P2">→<text:span text:style-name="T11"> Character device </text:span></text:p>
      <text:p text:style-name="P2"><text:tab/>→<text:span text:style-name="T11"> transportiert Daten Zeichen für Zeichen.</text:span></text:p>
      <text:p text:style-name="P2"><text:tab/>→<text:span text:style-name="T12"> Z.B.: Maus, Tastatur.</text:span></text:p>
      <text:p text:style-name="P2">→<text:span text:style-name="T12"> Block device </text:span></text:p>
      <text:p text:style-name="P2"><text:tab/>→<text:span text:style-name="T12"> transportiert Daten in einem Datenblock</text:span></text:p>
      <text:p text:style-name="P2"><text:tab/>→<text:span text:style-name="T13"> Z.B.: Festplatte, Cdrom, USB.</text:span></text:p>
      <text:p text:style-name="P3">→<text:span text:style-name="T15">loop back device</text:span></text:p>
      <text:p text:style-name="P3"><text:tab/>→<text:span text:style-name="T15"> virtuelles block device.</text:span></text:p>
      <text:p text:style-name="P3"><text:tab/>→<text:span text:style-name="T15"> Speicher ist eine Datei und keine HW wie Festplatte.</text:span></text:p>
      <text:p text:style-name="P2">→<text:span text:style-name="T14"> - steht für reguläre Datei, d für Directory, b für block device, c für character device, </text:span></text:p>
      <text:p text:style-name="P2"/>
      <text:p text:style-name="Standard">--<text:span text:style-name="T1">Dateisystem Mounten--</text:span></text:p>
      <text:p text:style-name="P1"><draw:line text:anchor-type="paragraph" draw:z-index="3" draw:name="Form4" draw:style-name="gr1" draw:text-style-name="P10" svg:x1="1.818cm" svg:y1="0.452cm" svg:x2="0.945cm" svg:y2="1.696cm"><text:p/></draw:line><draw:line text:anchor-type="paragraph" draw:z-index="5" draw:name="Form6" draw:style-name="gr1" draw:text-style-name="P10" svg:x1="5.999cm" svg:y1="0.478cm" svg:x2="6.713cm" svg:y2="1.907cm"><text:p/></draw:line>→ mount -t ext4 /dev/sdb1 /mnt<text:span text:style-name="T4">/share</text:span></text:p>
      <text:p text:style-name="P5"><draw:frame text:anchor-type="paragraph" draw:z-index="0" draw:name="Form1" draw:style-name="gr2" draw:text-style-name="P11" svg:width="4.128cm" svg:height="0.976cm" svg:x="-1.118cm" svg:y="1.208cm"><draw:text-box><text:p>Type des Dateisystems</text:p></draw:text-box></draw:frame><draw:frame text:anchor-type="paragraph" draw:z-index="1" draw:name="Form2" draw:style-name="gr6" draw:text-style-name="P11" svg:width="1.456cm" svg:height="0.53cm" svg:x="3.697cm" svg:y="1.314cm"><draw:text-box><text:p>Quelle</text:p></draw:text-box></draw:frame><draw:frame text:anchor-type="paragraph" draw:z-index="2" draw:name="Form3" draw:style-name="gr5" draw:text-style-name="P11" svg:width="0.9cm" svg:height="0.556cm" svg:x="6.316cm" svg:y="1.42cm"><draw:text-box><text:p>Ziel</text:p></draw:text-box></draw:frame><draw:line text:anchor-type="paragraph" draw:z-index="4" draw:name="Form5" draw:style-name="gr1" draw:text-style-name="P10" svg:x1="3.697cm" svg:y1="0.018cm" svg:x2="4.067cm" svg:y2="1.314cm"><text:p/></draw:line></text:p>
      <text:p text:style-name="P5"/>
      <text:p text:style-name="P5"/>
      <text:p text:style-name="P5"/>
      <text:p text:style-name="P5"/>
      <text:p text:style-name="P1"><text:span text:style-name="T4">→</text:span><text:span text:style-name="T5"> Alle gemountede Dateisysteme anzeigen lassen.</text:span></text:p>
      <text:p text:style-name="P6"><text:tab/>→ # mount</text:p>
      <text:p text:style-name="P1"><text:span text:style-name="T5">→</text:span><text:span text:style-name="T6"> Aushängen</text:span></text:p>
      <text:p text:style-name="P1"><text:span text:style-name="T6"><text:tab/>→ # umount </text:span><text:span text:style-name="T9">/mnt/share</text:span></text:p>
      <text:p text:style-name="P1"><text:span text:style-name="T2">→</text:span><text:span text:style-name="T3"> </text:span><text:span text:style-name="T7">Permanentes Mounten</text:span></text:p>
      <text:p text:style-name="P7"><text:tab/>→ Eintrag in /etc/fstab</text:p>
      <text:p text:style-name="P7"><text:tab/><text:tab/>/dev/sd1<text:tab/>/mnt/share<text:tab/>ext4 <text:tab/>defaults<text:tab/>1 2</text:p>
      <text:p text:style-name="P7"><draw:frame text:anchor-type="paragraph" draw:z-index="6" draw:name="Form7" draw:style-name="gr4" draw:text-style-name="P11" svg:width="4.948cm" svg:height="0.715cm" svg:x="7.639cm" svg:y="1.425cm"><draw:text-box><text:p>Mount Optionen: rw, ro, ...</text:p></draw:text-box></draw:frame><draw:line text:anchor-type="paragraph" draw:z-index="7" draw:name="Form8" draw:style-name="gr1" draw:text-style-name="P10" svg:x1="9.28cm" svg:y1="0.129cm" svg:x2="9.042cm" svg:y2="1.425cm"><text:p/></draw:line></text:p>
      <text:p text:style-name="P7"/>
      <text:p text:style-name="P7"/>
      <text:p text:style-name="P7"/>
      <text:p text:style-name="P7"/>
      <text:p text:style-name="P7"/>
      <text:p text:style-name="P1"><text:span text:style-name="T7">→</text:span><text:span text:style-name="T8"> ISO mounten</text:span></text:p>
      <text:p text:style-name="P8"><draw:frame text:anchor-type="paragraph" draw:z-index="8" draw:name="Form9" draw:style-name="gr3" draw:text-style-name="P11" svg:width="4.816cm" svg:height="0.742cm" svg:x="-0.907cm" svg:y="1.536cm"><draw:text-box><text:p>Mount Optionen aktivieren</text:p></draw:text-box></draw:frame><draw:frame text:anchor-type="paragraph" draw:z-index="9" draw:name="Form10" draw:style-name="gr2" draw:text-style-name="P11" svg:width="11.351cm" svg:height="0.976cm" svg:x="5.814cm" svg:y="1.54cm"><draw:text-box><text:p>Option ist loop-back-device (iso als loop-back-device mounten)</text:p></draw:text-box></draw:frame><draw:line text:anchor-type="paragraph" draw:z-index="10" draw:name="Form11" draw:style-name="gr1" draw:text-style-name="P10" svg:x1="2.586cm" svg:y1="0.584cm" svg:x2="1.078cm" svg:y2="1.537cm"><text:p/></draw:line><draw:line text:anchor-type="paragraph" draw:z-index="11" draw:name="Form12" draw:style-name="gr1" draw:text-style-name="P10" svg:x1="5.761cm" svg:y1="0.584cm" svg:x2="6.899cm" svg:y2="1.54cm"><text:p/></draw:line><text:tab/>→ # mount -o loop /home/user/file.iso /mnt/iso</text:p>
      <text:p text:style-name="P8"/>
      <text:p text:style-name="P8"/>
      <text:p text:style-name="P8"/>
      <text:p text:style-name="P8"/>
      <text:p text:style-name="P8"/>
      <text:p text:style-name="P8"/>
      <text:p text:style-name="P8">– <text:span text:style-name="T19">Informationen zu Festplatten –</text:span></text:p>
      <text:p text:style-name="P8">- <text:span text:style-name="T19">lsblk</text:span></text:p>
      <text:p text:style-name="P8">→<text:span text:style-name="T19"> Steht für: list block devices.</text:span></text:p>
      <text:p text:style-name="P8">→<text:span text:style-name="T19"> Listet alle angeschlossene block devices auf.</text:span></text:p>
      <text:p text:style-name="P8">→<text:span text:style-name="T20"> zusätzlich UUID (Unique Identif</text:span><text:span text:style-name="T21">i</text:span><text:span text:style-name="T20">er) und Dateisystem anzeigen:</text:span></text:p>
      <text:p text:style-name="P8"><text:tab/><text:span text:style-name="T20">$ sudo lsblk -f</text:span></text:p>
      <text:p text:style-name="P8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9-01T11:23:53.028052438</meta:creation-date>
    <meta:generator>LibreOffice/6.4.7.2$Linux_X86_64 LibreOffice_project/40$Build-2</meta:generator>
    <dc:date>2022-09-21T14:06:47.239939320</dc:date>
    <meta:editing-duration>PT1H43M56S</meta:editing-duration>
    <meta:editing-cycles>19</meta:editing-cycles>
    <meta:document-statistic meta:table-count="0" meta:image-count="0" meta:object-count="0" meta:page-count="2" meta:paragraph-count="34" meta:word-count="208" meta:character-count="1315" meta:non-whitespace-character-count="1117"/>
  </office:meta>
</office:document-meta>
</file>